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129.1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56.16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3" table:default-cell-style-name="ce7"/>
        <table:table-column table:style-name="co4" table:default-cell-style-name="ce1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 table:style-name="ce13" office:value-type="string" calcext:value-type="string">
            <text:p>SOFT</text:p>
          </table:table-cell>
          <table:table-cell table:style-name="ce13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ce13" office:value-type="string" calcext:value-type="string">
            <text:p>HARD w/ soft loop full unroll</text:p>
          </table:table-cell>
          <table:table-cell table:style-name="ce13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60916030534351" calcext:value-type="float">
            <text:p>7.60916030534351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/>
          <table:table-cell office:value-type="float" office:value="3981" calcext:value-type="float">
            <text:p>3981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63200200954534" calcext:value-type="float">
            <text:p>7.63200200954534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/>
          <table:table-cell office:value-type="float" office:value="152426" calcext:value-type="float">
            <text:p>152426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9.20215711230368" calcext:value-type="float">
            <text:p>9.20215711230368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/>
          <table:table-cell office:value-type="float" office:value="2127213" calcext:value-type="float">
            <text:p>2127213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48664802255345" calcext:value-type="float">
            <text:p>6.486648022553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/>
          <table:table-cell office:value-type="float" office:value="3057252" calcext:value-type="float">
            <text:p>3057252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80912531907739" calcext:value-type="float">
            <text:p>4.80912531907739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/>
          <table:table-cell office:value-type="float" office:value="5997974" calcext:value-type="float">
            <text:p>599797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96592232643889" calcext:value-type="float">
            <text:p>6.96592232643889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/>
          <table:table-cell office:value-type="float" office:value="2098472" calcext:value-type="float">
            <text:p>2098472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55162137021604" calcext:value-type="float">
            <text:p>6.55162137021604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/>
          <table:table-cell office:value-type="float" office:value="5254506" calcext:value-type="float">
            <text:p>5254506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7.16110306087766" calcext:value-type="float">
            <text:p>7.16110306087766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/>
          <table:table-cell office:value-type="float" office:value="2098072" calcext:value-type="float">
            <text:p>209807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54448608055396" calcext:value-type="float">
            <text:p>6.5444860805539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/>
          <table:table-cell office:value-type="float" office:value="4906670" calcext:value-type="float">
            <text:p>4906670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7.08190361283722" calcext:value-type="float">
            <text:p>7.08190361283722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/>
          <table:table-cell office:value-type="float" office:value="237065" calcext:value-type="float">
            <text:p>237065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7.20932655600785" calcext:value-type="float">
            <text:p>7.20932655600785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/>
          <table:table-cell office:value-type="float" office:value="332260" calcext:value-type="float">
            <text:p>332260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3151989405887" calcext:value-type="float">
            <text:p>7.315198940588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/>
          <table:table-cell office:value-type="float" office:value="989305" calcext:value-type="float">
            <text:p>989305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7.15116571734703" calcext:value-type="float">
            <text:p>7.15116571734703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/>
          <table:table-cell office:value-type="float" office:value="1519036" calcext:value-type="float">
            <text:p>1519036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93895997198223" calcext:value-type="float">
            <text:p>6.9389599719822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/>
          <table:table-cell office:value-type="float" office:value="1405151" calcext:value-type="float">
            <text:p>1405151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1.00021421185339" calcext:value-type="float">
            <text:p>1.0002142118533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/>
          <table:table-cell table:number-columns-repeated="2"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/>
          <table:table-cell office:value-type="float" office:value="635112" calcext:value-type="float">
            <text:p>63511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7.0164931539634" calcext:value-type="float">
            <text:p>7.016493153963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/>
          <table:table-cell office:value-type="float" office:value="8531" calcext:value-type="float">
            <text:p>8531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1.01875512835541" calcext:value-type="float">
            <text:p>1.0187551283554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/>
          <table:table-cell office:value-type="float" office:value="4656745" calcext:value-type="float">
            <text:p>4656745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7.04283872103798" calcext:value-type="float">
            <text:p>7.0428387210379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/>
          <table:table-cell office:value-type="float" office:value="4919522" calcext:value-type="float">
            <text:p>4919522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7.0633701810867" calcext:value-type="float">
            <text:p>7.0633701810867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/>
          <table:table-cell office:value-type="float" office:value="2102390" calcext:value-type="float">
            <text:p>2102390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1.00001902596569" calcext:value-type="float">
            <text:p>1.0000190259656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/>
          <table:table-cell office:value-type="float" office:value="389535" calcext:value-type="float">
            <text:p>389535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1.00000256716341" calcext:value-type="float">
            <text:p>1.0000025671634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/>
          <table:table-cell office:value-type="float" office:value="6513" calcext:value-type="float">
            <text:p>6513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1.01857822815907" calcext:value-type="float">
            <text:p>1.01857822815907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/>
          <table:table-cell office:value-type="float" office:value="2099801" calcext:value-type="float">
            <text:p>2099801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5521937555035" calcext:value-type="float">
            <text:p>6.5521937555035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/>
          <table:table-cell office:value-type="float" office:value="5675850" calcext:value-type="float">
            <text:p>5675850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87071099482897" calcext:value-type="float">
            <text:p>6.87071099482897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1603060" calcext:value-type="float">
            <text:p>11603060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4956090893264" calcext:value-type="float">
            <text:p>13.4956090893264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2118577" calcext:value-type="float">
            <text:p>12118577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2.9281349617203" calcext:value-type="float">
            <text:p>12.9281349617203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3341102" calcext:value-type="float">
            <text:p>23341102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4062091412822" calcext:value-type="float">
            <text:p>13.4062091412822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1425067" calcext:value-type="float">
            <text:p>1142506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2.2280540674291" calcext:value-type="float">
            <text:p>12.2280540674291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1248682" calcext:value-type="float">
            <text:p>11248682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3995446755451" calcext:value-type="float">
            <text:p>12.3995446755451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1259591" calcext:value-type="float">
            <text:p>11259591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3885500814372" calcext:value-type="float">
            <text:p>12.388550081437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2570106" calcext:value-type="float">
            <text:p>12570106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1.2028563641389" calcext:value-type="float">
            <text:p>11.2028563641389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3197630" calcext:value-type="float">
            <text:p>1319763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2.0798435779757" calcext:value-type="float">
            <text:p>12.079843577975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478682" calcext:value-type="float">
            <text:p>8478682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15354072720265" calcext:value-type="float">
            <text:p>1.15354072720265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238841" calcext:value-type="float">
            <text:p>3238841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5.02282699274216" calcext:value-type="float">
            <text:p>5.02282699274216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1717523" calcext:value-type="float">
            <text:p>11717523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22305029825843" calcext:value-type="float">
            <text:p>2.22305029825843</text:p>
          </table:table-cell>
        </table:table-row>
      </table:table>
      <table:table table:name="Area" table:style-name="ta1">
        <table:table-column table:style-name="co7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" office:value-type="string" calcext:value-type="string">
            <text:p>Instruction</text:p>
          </table:table-cell>
          <table:table-cell table:style-name="ce13" office:value-type="string" calcext:value-type="string">
            <text:p>Cycle</text:p>
          </table:table-cell>
        </table:table-row>
        <table:table-row table:style-name="ro2">
          <table:table-cell table:style-name="ce17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2" table:default-cell-style-name="ce20"/>
        <table:table-column table:style-name="co5" table:number-columns-repeated="3" table:default-cell-style-name="ce20"/>
        <table:table-column table:style-name="co13" table:number-columns-repeated="2" table:default-cell-style-name="ce20"/>
        <table:table-column table:style-name="co5" table:default-cell-style-name="ce20"/>
        <table:table-column table:style-name="co5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  <table:table-cell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  <table:table-cell table:formula="of:=[.E2]/[.E31]" office:value-type="float" office:value="8.78590101080516" calcext:value-type="float">
            <text:p>8.78590101080516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  <table:table-cell table:formula="of:=[.E20]/[.E31]" office:value-type="float" office:value="1.24233182293482" calcext:value-type="float">
            <text:p>1.24233182293482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unrolled loop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table:style-name="Default" office:value-type="float" office:value="22952" calcext:value-type="float">
            <text:p>22952</text:p>
          </table:table-cell>
          <table:table-cell table:style-name="Default" table:number-columns-repeated="2"/>
          <table:table-cell table:number-columns-repeated="3"/>
        </table:table-row>
      </table:table>
      <table:table table:name="Sheet5" table:style-name="ta1"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padd1271</text:p>
          </table:table-cell>
          <table:table-cell office:value-type="float" office:value="2133675" calcext:value-type="float">
            <text:p>2133675</text:p>
          </table:table-cell>
          <table:table-cell table:formula="of:=[.B1]/[.B4]" office:value-type="float" office:value="0.00876866668693" calcext:value-type="float">
            <text:p>0.00876866668693</text:p>
          </table:table-cell>
        </table:table-row>
        <table:table-row table:style-name="ro1">
          <table:table-cell office:value-type="string" calcext:value-type="string">
            <text:p>fpsub1271</text:p>
          </table:table-cell>
          <table:table-cell office:value-type="float" office:value="2621298" calcext:value-type="float">
            <text:p>2621298</text:p>
          </table:table-cell>
          <table:table-cell table:formula="of:=[.B2]/[.B4]" office:value-type="float" office:value="0.0107726286567149" calcext:value-type="float">
            <text:p>0.010772628656715</text:p>
          </table:table-cell>
        </table:table-row>
        <table:table-row table:style-name="ro1">
          <table:table-cell office:value-type="string" calcext:value-type="string">
            <text:p>fpneg1271</text:p>
          </table:table-cell>
          <table:table-cell office:value-type="float" office:value="16881" calcext:value-type="float">
            <text:p>16881</text:p>
          </table:table-cell>
          <table:table-cell table:formula="of:=[.B3]/[.B4]" office:value-type="float" office:value="0.0000693750746210484" calcext:value-type="float">
            <text:p>6.93750746210484E-05</text:p>
          </table:table-cell>
        </table:table-row>
        <table:table-row table:style-name="ro1">
          <table:table-cell office:value-type="string" calcext:value-type="string">
            <text:p>fpmul1271</text:p>
          </table:table-cell>
          <table:table-cell office:value-type="float" office:value="243329468" calcext:value-type="float">
            <text:p>243329468</text:p>
          </table:table-cell>
          <table:table-cell table:formula="of:=[.B4]/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sqr1271</text:p>
          </table:table-cell>
          <table:table-cell office:value-type="float" office:value="8879809" calcext:value-type="float">
            <text:p>8879809</text:p>
          </table:table-cell>
          <table:table-cell table:formula="of:=[.B5]/[.B4]" office:value-type="float" office:value="0.0364929454413635" calcext:value-type="float">
            <text:p>0.036492945441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20:50:23.3462195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09-25T20:53:26.701052735</dc:date>
    <meta:editing-duration>PT6H20M46S</meta:editing-duration>
    <meta:editing-cycles>51</meta:editing-cycles>
    <meta:generator>LibreOffice/6.0.7.3$Linux_X86_64 LibreOffice_project/00m0$Build-3</meta:generator>
    <meta:document-statistic meta:table-count="5" meta:cell-count="388" meta:object-count="0"/>
  </office:meta>
</office:document-meta>
</file>